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Defini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Term">
      <style:paragraph-properties fo:margin-top="0.0429in" fo:margin-bottom="0in"/>
    </style:style>
    <style:style style:name="P12" style:family="paragraph" style:parent-style-name="OOoSubtitle">
      <style:text-properties fo:font-size="18pt" fo:letter-spacing="normal" style:font-size-asian="18pt" style:font-size-complex="18pt"/>
    </style:style>
    <style:style style:name="P13" style:family="paragraph" style:parent-style-name="OOoDefinitionTerm">
      <style:paragraph-properties loext:contextual-spacing="false"/>
    </style:style>
    <style:style style:name="P14" style:family="paragraph" style:parent-style-name="OOoDefinition">
      <style:paragraph-properties fo:margin-top="0in" fo:margin-bottom="0.0429in"/>
    </style:style>
    <style:style style:name="P15" style:family="paragraph" style:parent-style-name="OOoTableHeader">
      <style:text-properties fo:font-weight="bold"/>
    </style:style>
    <style:style style:name="P16" style:family="paragraph" style:parent-style-name="OOoTextBody">
      <style:paragraph-properties fo:text-align="center" style:justify-single-word="false"/>
    </style:style>
    <style:style style:name="P17" style:family="paragraph" style:parent-style-name="OOoTextBody">
      <style:paragraph-properties fo:text-align="start" style:justify-single-word="false"/>
    </style:style>
    <style:style style:name="P18" style:family="paragraph" style:parent-style-name="OOoFigure" style:master-page-name="">
      <style:paragraph-properties fo:margin-top="0.0429in" fo:margin-bottom="0.0827in" style:page-number="auto"/>
    </style:style>
    <style:style style:name="P19" style:family="paragraph" style:parent-style-name="OOoFigure">
      <style:paragraph-properties fo:margin-top="0.0429in" fo:margin-bottom="0.0827in"/>
    </style:style>
    <style:style style:name="P20" style:family="paragraph" style:parent-style-name="OOoFigureCaption">
      <style:paragraph-properties fo:text-align="center" style:justify-single-word="false"/>
    </style:style>
    <style:style style:name="P21" style:family="paragraph" style:parent-style-name="OOoFigure" style:master-page-name="">
      <style:paragraph-properties fo:margin-top="0in" fo:margin-bottom="0.0827in" style:page-number="auto"/>
    </style:style>
    <style:style style:name="P22" style:family="paragraph" style:parent-style-name="OOoFigure" style:master-page-name="">
      <style:paragraph-properties fo:margin-top="0.0827in" fo:margin-bottom="0.1575in" style:page-number="auto"/>
    </style:style>
    <style:style style:name="P23" style:family="paragraph" style:parent-style-name="OOoTableText">
      <style:paragraph-properties fo:margin-left="0.0984in" fo:margin-right="0in" fo:text-indent="0in" style:auto-text-indent="false"/>
    </style:style>
    <style:style style:name="P24" style:family="paragraph" style:parent-style-name="OOoFigure">
      <style:paragraph-properties fo:margin-top="0.0827in" fo:margin-bottom="0.1965in"/>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ToCHead" style:master-page-name="OOoFrontMatter">
      <style:paragraph-properties style:page-number="auto"/>
    </style:style>
    <style:style style:name="P29" style:family="paragraph" style:parent-style-name="OOoHeading_20_2" style:master-page-name="">
      <style:paragraph-properties style:page-number="auto" fo:keep-with-next="always"/>
    </style:style>
    <style:style style:name="P30" style:family="paragraph" style:parent-style-name="OOoHeading_20_2" style:master-page-name="">
      <style:paragraph-properties style:page-number="auto" fo:keep-with-next="auto"/>
    </style:style>
    <style:style style:name="P31" style:family="paragraph" style:parent-style-name="OOoHeading_20_2">
      <style:paragraph-properties fo:margin-top="0.1535in" fo:margin-bottom="0.0429in"/>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List_20_1_20_Start" style:master-page-name="">
      <style:paragraph-properties style:page-number="auto" fo:keep-with-next="always"/>
    </style:style>
    <style:style style:name="P34" style:family="paragraph" style:parent-style-name="OOoNewChapter" style:master-page-name="OOoTitlePage">
      <style:paragraph-properties style:page-number="auto"/>
    </style:style>
    <style:style style:name="P35" style:family="paragraph" style:parent-style-name="OOoNum_20_123_20_Start" style:master-page-name="">
      <style:paragraph-properties style:page-number="auto" fo:keep-with-next="always"/>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DejaVu Serif4"/>
    </style:style>
    <style:style style:name="T13" style:family="text">
      <style:text-properties style:font-name="DejaVu Serif"/>
    </style:style>
    <style:style style:name="T14" style:family="text">
      <style:text-properties style:font-weight-asian="bold" style:font-weight-complex="bold"/>
    </style:style>
    <style:style style:name="T15"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Office</text:p>
      <text:p text:style-name="OOoSubtitle">Version 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1">©</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2">©</text:span><text:span text:style-name="T13">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31 July 2023. Based on Apache OpenOffice.org 4.1.</text:p>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9331_2104653120" text:style-name="Internet_20_link" text:visited-style-name="Internet_20_link">Chapter 2<text:line-break/> <text:s/>Setting up Writer<text:tab/>1</text:a></text:p>
            <text:p text:style-name="P27"><text:a xlink:type="simple" xlink:href="#__RefHeading__136327_780470623" text:style-name="Internet_20_link" text:visited-style-name="Internet_20_link">Copyright<text:tab/>2</text:a></text:p>
            <text:p text:style-name="P27"><text:a xlink:type="simple" xlink:href="#__RefHeading__136329_780470623" text:style-name="Internet_20_link" text:visited-style-name="Internet_20_link">Choosing Options that Affect all of AOO<text:tab/>4</text:a></text:p>
            <text:p text:style-name="P25"><text:a xlink:type="simple" xlink:href="#__RefHeading__136331_780470623" text:style-name="Internet_20_link" text:visited-style-name="Internet_20_link">User Data Options<text:tab/>4</text:a></text:p>
            <text:p text:style-name="P25"><text:a xlink:type="simple" xlink:href="#__RefHeading__136333_780470623" text:style-name="Internet_20_link" text:visited-style-name="Internet_20_link">General Options<text:tab/>5</text:a></text:p>
            <text:p text:style-name="P25"><text:a xlink:type="simple" xlink:href="#__RefHeading__136335_780470623" text:style-name="Internet_20_link" text:visited-style-name="Internet_20_link">Memory Options<text:tab/>6</text:a></text:p>
            <text:p text:style-name="P25"><text:a xlink:type="simple" xlink:href="#__RefHeading__136337_780470623" text:style-name="Internet_20_link" text:visited-style-name="Internet_20_link">View Options<text:tab/>7</text:a></text:p>
            <text:p text:style-name="P25"><text:a xlink:type="simple" xlink:href="#__RefHeading__136339_780470623" text:style-name="Internet_20_link" text:visited-style-name="Internet_20_link">Print Options<text:tab/>9</text:a></text:p>
            <text:p text:style-name="P25"><text:a xlink:type="simple" xlink:href="#__RefHeading__136341_780470623" text:style-name="Internet_20_link" text:visited-style-name="Internet_20_link">Path Options<text:tab/>10</text:a></text:p>
            <text:p text:style-name="P25"><text:a xlink:type="simple" xlink:href="#__RefHeading__136343_780470623" text:style-name="Internet_20_link" text:visited-style-name="Internet_20_link">Color Options<text:tab/>10</text:a></text:p>
            <text:p text:style-name="P25"><text:a xlink:type="simple" xlink:href="#__RefHeading__136345_780470623" text:style-name="Internet_20_link" text:visited-style-name="Internet_20_link">Font Options<text:tab/>12</text:a></text:p>
            <text:p text:style-name="P25"><text:a xlink:type="simple" xlink:href="#__RefHeading__136347_780470623" text:style-name="Internet_20_link" text:visited-style-name="Internet_20_link">Security Options<text:tab/>13</text:a></text:p>
            <text:p text:style-name="P25"><text:a xlink:type="simple" xlink:href="#__RefHeading__136349_780470623" text:style-name="Internet_20_link" text:visited-style-name="Internet_20_link">Appearance Options<text:tab/>14</text:a></text:p>
            <text:p text:style-name="P27"><text:a xlink:type="simple" xlink:href="#__RefHeading__136351_780470623" text:style-name="Internet_20_link" text:visited-style-name="Internet_20_link">Choosing Options for Loading and Saving Documents<text:tab/>15</text:a></text:p>
            <text:p text:style-name="P25"><text:a xlink:type="simple" xlink:href="#__RefHeading__136353_780470623" text:style-name="Internet_20_link" text:visited-style-name="Internet_20_link">General Load/Save Options<text:tab/>15</text:a></text:p>
            <text:p text:style-name="P25"><text:a xlink:type="simple" xlink:href="#__RefHeading__136355_780470623" text:style-name="Internet_20_link" text:visited-style-name="Internet_20_link">VBA Properties Load/Save Options<text:tab/>17</text:a></text:p>
            <text:p text:style-name="P25"><text:a xlink:type="simple" xlink:href="#__RefHeading__136357_780470623" text:style-name="Internet_20_link" text:visited-style-name="Internet_20_link">Microsoft Office Load/Save Options<text:tab/>17</text:a></text:p>
            <text:p text:style-name="P25"><text:a xlink:type="simple" xlink:href="#__RefHeading__136359_780470623" text:style-name="Internet_20_link" text:visited-style-name="Internet_20_link">HTML Compatibility Load/Save Options<text:tab/>18</text:a></text:p>
            <text:p text:style-name="P27"><text:a xlink:type="simple" xlink:href="#__RefHeading__136361_780470623" text:style-name="Internet_20_link" text:visited-style-name="Internet_20_link">Choosing Options for Writer<text:tab/>20</text:a></text:p>
            <text:p text:style-name="P25"><text:a xlink:type="simple" xlink:href="#__RefHeading__136363_780470623" text:style-name="Internet_20_link" text:visited-style-name="Internet_20_link">General Options<text:tab/>20</text:a></text:p>
            <text:p text:style-name="P25"><text:a xlink:type="simple" xlink:href="#__RefHeading__136365_780470623" text:style-name="Internet_20_link" text:visited-style-name="Internet_20_link">View Options<text:tab/>21</text:a></text:p>
            <text:p text:style-name="P25"><text:a xlink:type="simple" xlink:href="#__RefHeading__136367_780470623" text:style-name="Internet_20_link" text:visited-style-name="Internet_20_link">Formatting Aids Options<text:tab/>22</text:a></text:p>
            <text:p text:style-name="P25"><text:a xlink:type="simple" xlink:href="#__RefHeading__136369_780470623" text:style-name="Internet_20_link" text:visited-style-name="Internet_20_link">Grid Options<text:tab/>23</text:a></text:p>
            <text:p text:style-name="P25"><text:a xlink:type="simple" xlink:href="#__RefHeading__136371_780470623" text:style-name="Internet_20_link" text:visited-style-name="Internet_20_link">Default Fonts<text:tab/>24</text:a></text:p>
            <text:p text:style-name="P25"><text:a xlink:type="simple" xlink:href="#__RefHeading__136373_780470623" text:style-name="Internet_20_link" text:visited-style-name="Internet_20_link">Print Options<text:tab/>25</text:a></text:p>
            <text:p text:style-name="P25"><text:a xlink:type="simple" xlink:href="#__RefHeading__136375_780470623" text:style-name="Internet_20_link" text:visited-style-name="Internet_20_link">Default Table Options<text:tab/>26</text:a></text:p>
            <text:p text:style-name="P25"><text:a xlink:type="simple" xlink:href="#__RefHeading__136377_780470623" text:style-name="Internet_20_link" text:visited-style-name="Internet_20_link">Change Tracking Options<text:tab/>26</text:a></text:p>
            <text:p text:style-name="P25"><text:a xlink:type="simple" xlink:href="#__RefHeading__136379_780470623" text:style-name="Internet_20_link" text:visited-style-name="Internet_20_link">Compatibility Options<text:tab/>27</text:a></text:p>
            <text:p text:style-name="P25"><text:a xlink:type="simple" xlink:href="#__RefHeading__136381_780470623" text:style-name="Internet_20_link" text:visited-style-name="Internet_20_link">AutoCaption Options<text:tab/>29</text:a></text:p>
            <text:p text:style-name="P25"><text:a xlink:type="simple" xlink:href="#__RefHeading__136383_780470623" text:style-name="Internet_20_link" text:visited-style-name="Internet_20_link">Mail Merge E-mail Options<text:tab/>30</text:a></text:p>
            <text:p text:style-name="P27"><text:a xlink:type="simple" xlink:href="#__RefHeading__136385_780470623" text:style-name="Internet_20_link" text:visited-style-name="Internet_20_link">Choosing Options for HTML Documents<text:tab/>30</text:a></text:p>
            <text:p text:style-name="P27"><text:a xlink:type="simple" xlink:href="#__RefHeading__37205230" text:style-name="Internet_20_link" text:visited-style-name="Internet_20_link">Choosing Language Settings<text:tab/>31</text:a></text:p>
            <text:p text:style-name="P25"><text:a xlink:type="simple" xlink:href="#__RefHeading__9333_2104653120" text:style-name="Internet_20_link" text:visited-style-name="Internet_20_link">Install the Required Language Pack<text:tab/>31</text:a></text:p>
            <text:p text:style-name="P25"><text:a xlink:type="simple" xlink:href="#__RefHeading__136387_780470623" text:style-name="Internet_20_link" text:visited-style-name="Internet_20_link">Install the Required Dictionaries<text:tab/>31</text:a></text:p>
            <text:p text:style-name="P25"><text:a xlink:type="simple" xlink:href="#__RefHeading__136389_780470623" text:style-name="Internet_20_link" text:visited-style-name="Internet_20_link">Change Some Locale and Language Settings<text:tab/>31</text:a></text:p>
            <text:p text:style-name="P25"><text:a xlink:type="simple" xlink:href="#__RefHeading__136391_780470623" text:style-name="Internet_20_link" text:visited-style-name="Internet_20_link">Choose Spelling Options<text:tab/>32</text:a></text:p>
            <text:p text:style-name="P27"><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2"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2.7701in" draw:z-index="2"><draw:text-box fo:min-height="3.2098in"><text:p text:style-name="OOoFigureCaption"><text:s/><draw:frame text:anchor-type="as-char" draw:z-index="3" draw:style-name="gr1" draw:text-style-name="P36"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31674588"/>User Data Options<text:bookmark-end text:name="__RefHeading__136331_780470623"/><text:alphabetical-index-mark-end text:id="IMark31674588"/></text:h>
      <text:p text:style-name="OOoTextBody_5f_ListIntro">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2"><draw:text-box fo:min-height="3.0882in"><text:p text:style-name="OOoFigureCaption"><draw:frame draw:style-name="fr5" draw:name="graphics10" text:anchor-type="as-char" svg:width="5.6165in" svg:height="2.8752in"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General page are described below.</text:p>
      <text:p text:style-name="OOoFigure"><draw:frame draw:style-name="fr1" draw:name="Frame10" text:anchor-type="as-char" svg:width="5.4972in" draw:z-index="6"><draw:text-box fo:min-height="3.2953in"><text:p text:style-name="OOoFigureCaption"><draw:frame text:anchor-type="as-char" draw:z-index="7" draw:style-name="gr1" draw:text-style-name="P36"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31674588"/>Help—Tips<text:alphabetical-index-mark-end text:id="IMark31674588"/></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7">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31674588"/>Help—Help Agent<text:alphabetical-index-mark-end text:id="IMark31674588"/></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Help formatting</text:p>
      <text:p text:style-name="OOoDefinition"><text:span text:style-name="OOoEmphasis">High contrast</text:span> is an operating system setting that changes the system color scheme to improve readability. To display Help in <text:alphabetical-index-mark-start text:id="IMark31674684"/>high<text:alphabetical-index-mark-start text:id="IMark57203140"/> <text:alphabetical-index-mark-end text:id="IMark57203140"/>contrast<text:alphabetical-index-mark-end text:id="IMark3167468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57162508"/>Open/Save dialogs<text:alphabetical-index-mark-end text:id="IMark5716250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31715416"/>two-digit years<text:alphabetical-index-mark-end text:id="IMark3171541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7451222424438095823"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4"><draw:text-box fo:min-height="3.0244in"><text:p text:style-name="OOoFigureCaption"><draw:frame text:anchor-type="as-char" draw:z-index="15" draw:style-name="gr1" draw:text-style-name="P36"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9" text:outline-level="3"><text:bookmark-start text:name="__RefHeading__136337_780470623"/>View Options<text:bookmark-end text:name="__RefHeading__136337_780470623"/></text:h>
      <text:p text:style-name="OOoTextBody">The options on the OpenOffice—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4"><draw:text-box><text:p text:style-name="OOoFigureCaption"><draw:frame draw:style-name="fr6" draw:name="graphics5" text:anchor-type="as-char" svg:width="5.6457in" svg:height="3.0417in"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31715512"/>scaling factor<text:alphabetical-index-mark-end text:id="IMark31715512"/>.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31715512"/>system font for user interface<text:alphabetical-index-mark-end text:id="IMark31715512"/></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31715512"/>Icons in menus<text:alphabetical-index-mark-end text:id="IMark31715512"/></text:p>
      <text:p text:style-name="OOoDefinition">Causes icons as well as words to be visible in menus.</text:p>
      <text:p text:style-name="OOoDefinitionTerm">Font Lists—Show <text:alphabetical-index-mark-start text:id="IMark31715512"/>preview of fonts<text:alphabetical-index-mark-end text:id="IMark31715512"/></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6"><draw:frame draw:style-name="fr7" draw:name="graphics15" text:anchor-type="as-char" svg:y="-1.9075in" svg:width="2.9075in" svg:height="1.6055in" draw:z-index="46"><draw:image xlink:href="Pictures/10000000000001030000008F913E9372.png" xlink:type="simple" xlink:show="embed" xlink:actuate="onLoad"/></draw:frame></text:p>
          </table:table-cell>
          <table:table-cell table:style-name="Table8.A1" office:value-type="string">
            <text:p text:style-name="P17"><draw:frame draw:style-name="fr5" draw:name="graphics16" text:anchor-type="as-char" svg:width="1.9898in" svg:height="1.6402in"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31715368"/>font history<text:alphabetical-index-mark-end text:id="IMark31715368"/></text:p>
      <text:p text:style-name="OOoDefinition">Causes the last five fonts you have assigned to the current document to be displayed at the top of the font list.</text:p>
      <text:p text:style-name="P13">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5766491" text:continue-list="list7451222424438095823"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31692468"/>clipboard<text:alphabetical-index-mark-end text:id="IMark31692468"/>” at the cursor position.</text:p>
        </text:list-item>
      </text:list>
      <text:p text:style-name="OOoDefinition"><text:span text:style-name="OOoMenuPath"><text:span text:style-name="T10">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0">&gt;</text:span></text:span><text:span text:style-name="OOoMenuPath"><text:span text:style-name="T9">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5">Clipboard</text:p>
            </table:table-cell>
            <table:table-cell table:style-name="Table12.C1" office:value-type="string">
              <text:p text:style-name="P1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31692468"/>print options<text:alphabetical-index-mark-end text:id="IMark31692468"/> to suit your default printer and your most common printing method.</text:p>
      <text:p text:style-name="OOoFigure"><draw:frame draw:style-name="fr1" draw:name="Frame2" text:anchor-type="as-char" svg:width="5.6374in" draw:z-index="48"><draw:text-box fo:min-height="4.2327in"><text:p text:style-name="OOoFigureCaption"><draw:frame draw:style-name="fr5" draw:name="graphics14" text:anchor-type="as-char" svg:width="5.6354in" svg:height="3.75in"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22"><draw:frame draw:style-name="fr1" draw:name="Frame23" text:anchor-type="as-char" svg:width="5.3453in" draw:z-index="16"><draw:text-box fo:min-height="3.5701in"><text:p text:style-name="OOoFigureCaption"><draw:frame text:anchor-type="as-char" draw:z-index="17" draw:style-name="gr1" draw:text-style-name="P36"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5">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18"><draw:text-box fo:min-height="3.8811in"><text:p text:style-name="OOoFigureCaption"><draw:frame text:anchor-type="as-char" draw:z-index="19" draw:style-name="gr1" draw:text-style-name="P36"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7499935529893418182"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6"><draw:text-box fo:min-height="4.0752in"><text:p text:style-name="OOoFigureCaption"><draw:frame text:anchor-type="as-char" draw:z-index="27" draw:style-name="gr1" draw:text-style-name="P36"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replacements"/><text:alphabetical-index-mark text:string-value="font option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Fonts page:</text:p>
      <text:list xml:id="list35788706" text:continue-list="list7499935529893418182" text:style-name="OOoNum_20_123">
        <text:list-item text:start-value="1">
          <text:p text:style-name="OOoNum_20_123_20_Start">Select <text:span text:style-name="OOoMenuPath"><text:span text:style-name="T14">Apply </text:span></text:span><text:alphabetical-index-mark text:string-value="replacement table (font)"/><text:span text:style-name="OOoMenuPath"><text:span text:style-name="T1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0"><draw:text-box fo:min-height="3.95in"><text:p text:style-name="OOoFigureCaption"><draw:frame draw:style-name="fr5" draw:name="graphics27" text:anchor-type="as-char" svg:width="5.6252in" svg:height="3.7291in" draw:z-index="5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0" text:outline-level="3"><text:bookmark-start text:name="__RefHeading__136347_780470623"/><text:alphabetical-index-mark text:string-value="security options"/>Security Options<text:bookmark-end text:name="__RefHeading__136347_780470623"/></text:h>
      <text:p text:style-name="P5">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5.6618in" draw:z-index="52"><draw:text-box fo:min-height="3.2689in"><text:p text:style-name="OOoFigureCaption"><draw:frame draw:style-name="fr8" draw:name="graphics13" text:anchor-type="as-char" svg:width="5.6146in" svg:height="3in" draw:z-index="53"><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4"><draw:text-box><text:p text:style-name="OOoFigureCaption"><draw:frame draw:style-name="fr9" draw:name="graphics28" text:anchor-type="paragraph" svg:width="5.6693in" svg:height="3.3264in" draw:z-index="55"><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5785636" text:continue-list="list35766491"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8" draw:style-name="gr1" draw:text-style-name="P36"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4">You can set the Load/Save options to suit the way you work.</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29" draw:style-name="gr1" draw:text-style-name="P36"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31694724"/>user-specific settings<text:alphabetical-index-mark-end text:id="IMark3169472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6"><draw:text-box fo:min-height="3.852in"><text:p text:style-name="OOoFigureCaption"><draw:frame draw:style-name="fr5" draw:name="graphics29" text:anchor-type="as-char" svg:width="5.4791in" svg:height="3.6311in" draw:z-index="57"><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31694724"/>printer settings<text:alphabetical-index-mark-end text:id="IMark31694724"/>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31666136"/>XML<text:alphabetical-index-mark-end text:id="IMark31666136"/>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0"><draw:text-box fo:min-height="4.048in"><text:p text:style-name="OOoFigureCaption"><draw:frame text:anchor-type="as-char" draw:z-index="31" draw:style-name="gr1" draw:text-style-name="P36"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31718392"/>HTML Compatibility<text:alphabetical-index-mark-end text:id="IMark31718392"/> Load/Save Options<text:bookmark-end text:name="__RefHeading__136359_780470623"/></text:h>
      <text:p text:style-name="P5">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2"><draw:text-box fo:min-height="3.0091in"><text:p text:style-name="OOoFigureCaption"><draw:frame text:anchor-type="as-char" draw:z-index="33" draw:style-name="gr1" draw:text-style-name="P36"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10"> dialog box</text:span>. A list of pages appears.</text:p>
      <text:p text:style-name="OOoFigure"><draw:frame draw:style-name="fr1" draw:name="Frame28" text:anchor-type="as-char" svg:width="6.1244in" draw:z-index="8"><draw:text-box fo:min-height="3.0244in"><text:p text:style-name="OOoFigureCaption"><draw:frame text:anchor-type="as-char" draw:z-index="34" draw:style-name="gr1" draw:text-style-name="P36"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1">Settings—Tab<text:alphabetical-index-mark-start text:id="IMark31718392"/> stops<text:alphabetical-index-mark-end text:id="IMark31718392"/></text:p>
      <text:p text:style-name="P14">The <text:span text:style-name="OOoEmphasis">Tab stops</text:span> setting specifies the distance the cursor travels for each press of the <text:span text:style-name="OOoKeystroke">Tab</text:span> key. This setting is also used for the <text:alphabetical-index-mark-start text:id="IMark31718392"/>indent distance<text:alphabetical-index-mark-end text:id="IMark31718392"/> applied by the <text:span text:style-name="OOoMenuPath">Increase Indent</text:span> and <text:span text:style-name="OOoMenuPath">Decrease Indent</text:span> buttons on the Formatting Bar, which affect the indentation of entire paragraphs.</text:p>
      <text:p text:style-name="P1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2">View</text:span> (described here) and <text:span text:style-name="T2">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8"><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267560564"/>Formatting Aids Options<text:bookmark-end text:name="__RefHeading__136367_780470623"/><text:alphabetical-index-mark-end text:id="IMark267560564"/></text:h>
      <text:p text:style-name="P4">The display of symbols such as <text:alphabetical-index-mark-start text:id="IMark267560564"/>paragraph ends<text:alphabetical-index-mark-end text:id="IMark267560564"/> and tabs helps you when writing, editing, and doing page layout. For example, you might want to know if any blank paragraphs or tabs are included or if any tables or graphics are too wide and intrude into the margins of the page.</text:p>
      <text:p text:style-name="P5">On the OpenOffice Writer—Formatting Aids page, select the required options.</text:p>
      <text:p text:style-name="P24"><draw:frame draw:style-name="fr1" draw:name="Frame6" text:anchor-type="as-char" svg:width="5.6256in" draw:z-index="13"><draw:text-box fo:min-height="2.5516in"><text:p text:style-name="OOoFigureCaption"><draw:frame text:anchor-type="as-char" draw:z-index="35" draw:style-name="gr1" draw:text-style-name="P36"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57162268"/>snap to grid<text:alphabetical-index-mark-end text:id="IMark57162268"/>”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57203860"/>grid intervals<text:alphabetical-index-mark-end text:id="IMark57203860"/> (subdivisions) are too large, you may find that you do not have enough control in placing the objects.</text:p>
      <text:p text:style-name="OOoFigure"><draw:frame draw:style-name="fr1" draw:name="Frame7" text:anchor-type="as-char" svg:width="5.6256in" draw:z-index="58"><draw:text-box fo:min-height="2.0366in"><text:p text:style-name="OOoFigureCaption"><draw:frame draw:style-name="fr5" draw:name="graphics9" text:anchor-type="as-char" svg:width="5.6043in" svg:height="2.0209in" draw:z-index="62"><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Basic Fonts (Western) page apply to both Writer documents and HTML (Web) documents.</text:p>
      <text:p text:style-name="OOoFigure"><draw:frame draw:style-name="fr1" draw:name="Frame8" text:anchor-type="as-char" svg:width="5.5839in" draw:z-index="63"><draw:text-box fo:min-height="3.3752in"><text:p text:style-name="OOoFigureCaption"><draw:frame draw:style-name="fr5" draw:name="graphics11" text:anchor-type="as-char" svg:width="5.5839in" svg:height="3.6839in"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5787657" text:continue-list="list35785636" text:style-name="OOoBullets_20_1">
        <text:list-item>
          <text:p text:style-name="OOoList_20_1_20_Cont.">When choosing fonts on this page you are not limited to single fonts or to the ones shown in the drop-down list. You can specify a “<text:alphabetical-index-mark-start text:id="IMark57162268"/>font family<text:alphabetical-index-mark-end text:id="IMark57162268"/>” as a comma‑separated set of fonts that includes those suitable for Windows, Macintosh, Linux, and other operating <text:span text:style-name="T4">systems.</text:span> These choices are particularly important in <text:alphabetical-index-mark-start text:id="IMark31678044"/>HTML documents<text:alphabetical-index-mark-end text:id="IMark31678044"/>.</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4">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6">Figure 7</text:sequence-ref>).</text:p>
      <text:p text:style-name="OOoFigure"><draw:frame draw:style-name="fr1" draw:name="Frame9" text:anchor-type="as-char" svg:width="5.6252in" draw:z-index="66"><draw:text-box fo:min-height="3.5098in"><text:p text:style-name="OOoFigureCaption"><draw:frame draw:style-name="fr5" draw:name="graphics12" text:anchor-type="as-char" svg:width="5.6252in" svg:height="3.1874in" draw:z-index="67"><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5793546" text:continue-list="list35787657"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31717048"/>Table Options<text:bookmark-end text:name="__RefHeading__136375_780470623"/><text:alphabetical-index-mark-end text:id="IMark31717048"/></text:h>
      <text:p text:style-name="P4">On the OpenOffice Writer—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578576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5790068" text:continue-list="list35793546"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31717528"/>Microsoft Word<text:alphabetical-index-mark-end text:id="IMark31717528"/>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31717528"/>printer metrics<text:alphabetical-index-mark-end text:id="IMark3171752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31717528"/>spacing between paragraphs and tables<text:alphabetical-index-mark-end text:id="IMark3171752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4">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0"> </text:span><text:span text:style-name="OOoMenuPath"><text:span text:style-name="T10">&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5786089" text:continue-list="list35788706"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6"><draw:text-box fo:min-height="3.9827in"><text:p text:style-name="OOoFigureCaption"><draw:frame text:anchor-type="as-char" draw:z-index="37" draw:style-name="gr1" draw:text-style-name="P36"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1"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9"><draw:frame draw:style-name="fr1" draw:name="Frame18" text:anchor-type="as-char" svg:width="5.5945in" draw:z-index="68"><draw:text-box fo:min-height="3.348in"><text:p text:style-name="OOoFigureCaption"><draw:frame draw:style-name="fr5" draw:name="graphics34" text:anchor-type="as-char" svg:width="5.5945in" svg:height="3.7327in" draw:z-index="69"><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5768451" text:continue-list="list3578608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0">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57202612"/>Language Settings<text:bookmark-end text:name="__RefHeading__37205230"/><text:alphabetical-index-mark-end text:id="IMark57202612"/></text:h>
      <text:p text:style-name="OOoTextBody_5f_ListIntro">You may need to do several things to set the language settings to what you want:</text:p>
      <text:list xml:id="list200540600" text:style-name="OOoBullets_20_1">
        <text:list-item>
          <text:p text:style-name="P33">Install the required Language Pack</text:p>
        </text:list-item>
        <text:list-item>
          <text:p text:style-name="OOoList_20_1_20_Cont.">Install the required dictionaries</text:p>
        </text:list-item>
      </text:list>
      <text:list xml:id="list35771195" text:continue-list="list35790068"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57202660"/>Language Pack<text:bookmark-end text:name="__RefHeading__9333_2104653120"/><text:alphabetical-index-mark-end text:id="IMark57202660"/></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57202660"/>Dictionaries<text:bookmark-end text:name="__RefHeading__136387_780470623"/><text:alphabetical-index-mark-end text:id="IMark57202660"/></text:h>
      <text:p text:style-name="P4">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4">In the <text:span text:style-name="T15">Options</text:span> dialog box, choose <text:span text:style-name="OOoMenuPath">Language Settings &gt; Languages</text:span>.</text:p>
      <text:p text:style-name="OOoFigure"><draw:frame draw:style-name="fr1" draw:name="Frame22" text:anchor-type="as-char" svg:width="6.0126in" draw:z-index="38"><draw:text-box fo:min-height="1.7339in"><text:p text:style-name="OOoFigureCaption"><draw:frame text:anchor-type="as-char" draw:z-index="39" draw:style-name="gr1" draw:text-style-name="P36"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57202612"/>Asian languages<text:alphabetical-index-mark-end text:id="IMark57202612"/>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59"><draw:text-box fo:min-height="4.0835in"><text:p text:style-name="OOoFigureCaption"><draw:frame draw:style-name="fr5" draw:name="graphics35" text:anchor-type="as-char" svg:width="5.6252in" svg:height="3.7189in" draw:z-index="60"><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1"><draw:frame draw:style-name="fr1" draw:name="Frame33" text:anchor-type="as-char" svg:width="5.5374in" draw:z-index="61"><draw:text-box fo:min-height="2.1563in"><text:p text:style-name="OOoFigureCaption"><draw:frame draw:style-name="fr5" draw:name="graphics37" text:anchor-type="as-char" svg:width="5.5374in" svg:height="1.7083in" draw:z-index="64"><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57201460"/>Spelling Options<text:bookmark-end text:name="__RefHeading__136391_780470623"/><text:alphabetical-index-mark-end text:id="IMark57201460"/></text:h>
      <text:p text:style-name="P6">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5789712" text:continue-list="list35771195"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0"><draw:frame draw:style-name="fr1" draw:name="Frame34" text:anchor-type="as-char" svg:width="6.2583in" draw:z-index="70"><draw:text-box fo:min-height="4.0709in"><text:p text:style-name="P20"><draw:frame draw:style-name="fr5" draw:name="graphics38" text:anchor-type="as-char" svg:width="5.6154in" svg:height="3.6984in" draw:z-index="71"><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4">Some people find some or all of the items in Writer’s <text:alphabetical-index-mark-start text:id="IMark31717816"/>AutoCorrect<text:alphabetical-index-mark-end text:id="IMark31717816"/>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0"><draw:text-box fo:min-height="4.5402in"><text:p text:style-name="OOoFigureCaption"><draw:frame text:anchor-type="as-char" draw:z-index="41" draw:style-name="gr1" draw:text-style-name="P36"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10</meta:editing-cycles>
    <meta:editing-duration>PT47M24S</meta:editing-duration>
    <meta:initial-creator>Keith McKenna</meta:initial-creator>
    <meta:keyword>Version 4.1</meta:keyword>
    <dc:subject>Apache OpenOffice® User Guides</dc:subject>
    <dc:description>This Guide is applicable to all Version 4.1.X versions Apache OpenOffice® software</dc:description>
    <dc:date>2023-12-26T15:53:13.62</dc:date>
    <dc:creator>Keith McKenna</dc:creator>
    <meta:document-statistic meta:table-count="14" meta:image-count="22" meta:object-count="0" meta:page-count="34" meta:paragraph-count="452" meta:word-count="7041" meta:character-count="4188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